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1000004F6000004F61E55F9ED.svg" manifest:media-type=""/>
  <manifest:file-entry manifest:full-path="Pictures/2000000100000D3B00000D3BACFFF109.svg" manifest:media-type=""/>
  <manifest:file-entry manifest:full-path="Pictures/20000001000011AC000011ACE298D30C.sv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text">
      <style:graphic-properties fo:min-height="0.74cm"/>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svg:stroke-color="#808080" draw:marker-end="Arrow" draw:marker-end-width="0.3cm" draw:fill="none"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horizontal-align="right" draw:textarea-vertical-align="middle" fo:padding-left="-0.864cm" fo:padding-right="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text">
      <style:graphic-properties draw:stroke="solid" svg:stroke-width="0.102cm" svg:stroke-color="#cccccd" draw:marker-start-width="0.352cm" draw:marker-end-width="0.352cm" fo:min-height="0.74cm" fo:padding-top="0.175cm" fo:padding-bottom="0.175cm" fo:padding-left="0.3cm" fo:padding-right="0.3cm"/>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stroke="dash" draw:stroke-dash="Fine_20_Dotted" svg:stroke-width="0.051cm" svg:stroke-color="#000000" draw:marker-start-width="0.276cm" draw:marker-end-width="0.276cm" draw:fill="none" draw:fill-color="#000000"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draw:stroke="dash" draw:stroke-dash="Fine_20_Dotted" svg:stroke-width="0.051cm" draw:marker-start-width="0.279cm" draw:marker-end-width="0.279cm" draw:fill="none"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13" style:family="graphic" style:parent-style-name="objectwithoutfill">
      <style:graphic-properties svg:stroke-width="0.152cm" svg:stroke-color="#b80047" draw:marker-start-width="0.427cm" draw:marker-end-width="0.427cm" draw:fill="none" draw:textarea-vertical-align="middle" fo:padding-top="0.2cm" fo:padding-bottom="0.2cm" fo:padding-left="0.325cm" fo:padding-right="0.325cm"/>
    </style:style>
    <style:style style:name="gr14" style:family="graphic" style:parent-style-name="objectwithoutfill">
      <style:graphic-properties svg:stroke-width="0.152cm" svg:stroke-color="#ed1c24" draw:marker-start-width="0.427cm" draw:marker-end-width="0.427cm" draw:fill="none" draw:textarea-vertical-align="middle" fo:padding-top="0.2cm" fo:padding-bottom="0.2cm" fo:padding-left="0.325cm" fo:padding-right="0.32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color="#ff0000" fo:font-family="Courier" style:font-family-generic="modern" style:font-pitch="fixed" fo:font-size="14pt" fo:font-weight="normal" style:font-size-asian="14pt" style:font-weight-asian="normal" style:font-size-complex="14pt" style:font-weight-complex="normal"/>
    </style:style>
    <style:style style:name="P5" style:family="paragraph">
      <style:paragraph-properties fo:text-align="center"/>
      <style:text-properties fo:color="#ff0000" fo:font-family="Courier" style:font-family-generic="modern" style:font-pitch="fixed" fo:font-size="14pt" fo:font-weight="bold" style:font-size-asian="14pt" style:font-weight-asian="bold" style:font-size-complex="14pt" style:font-weight-complex="bold"/>
    </style:style>
    <style:style style:name="P6" style:family="paragraph">
      <style:paragraph-properties fo:text-align="center"/>
      <style:text-properties fo:color="#000000" fo:font-size="12pt" fo:font-weight="bold" style:font-size-asian="12pt" style:font-weight-asian="bold" style:font-size-complex="12pt" style:font-weight-complex="bold"/>
    </style:style>
    <style:style style:name="P7" style:family="paragraph">
      <style:text-properties fo:font-size="14pt" style:font-size-asian="14pt" style:font-size-complex="14pt"/>
    </style:style>
    <style:style style:name="P8" style:family="paragraph">
      <style:paragraph-properties fo:text-align="center"/>
      <style:text-properties fo:font-family="Courier" style:font-family-generic="modern" style:font-pitch="fixed" fo:font-size="14pt" fo:font-weight="bold" style:font-size-asian="14pt" style:font-weight-asian="bold" style:font-size-complex="14pt" style:font-weight-complex="bold"/>
    </style:style>
    <style:style style:name="P9" style:family="paragraph">
      <style:paragraph-properties fo:text-align="end">
        <style:tab-stops/>
      </style:paragraph-properties>
    </style:style>
    <style:style style:name="P10" style:family="paragraph">
      <style:paragraph-properties fo:text-align="end">
        <style:tab-stops/>
      </style:paragraph-properties>
      <style:text-properties fo:font-family="Courier" style:font-family-generic="modern" style:font-pitch="fixed" fo:font-size="16pt" fo:font-weight="bold" style:font-size-asian="16pt" style:font-weight-asian="bold" style:font-size-complex="16pt" style:font-weight-complex="bold"/>
    </style:style>
    <style:style style:name="P11" style:family="paragraph">
      <style:paragraph-properties fo:text-align="center"/>
      <style:text-properties fo:font-family="Courier" style:font-family-generic="modern" style:font-pitch="fixed" fo:font-size="14pt" style:font-size-asian="14pt" style:font-size-complex="14pt"/>
    </style:style>
    <style:style style:name="P12" style:family="paragraph">
      <style:paragraph-properties fo:text-align="center"/>
      <style:text-properties fo:color="#000000" fo:font-size="12pt" fo:text-shadow="1pt 1pt" fo:font-weight="bold" style:font-size-asian="12pt" style:font-weight-asian="bold" style:font-size-complex="12pt" style:font-weight-complex="bold"/>
    </style:style>
    <style:style style:name="P13" style:family="paragraph">
      <style:paragraph-properties fo:text-align="center"/>
      <style:text-properties fo:color="#ffffff" style:text-outline="true" fo:font-size="14pt" fo:font-weight="bold" style:font-size-asian="14pt" style:font-weight-asian="bold" style:font-size-complex="14pt" style:font-weight-complex="bold"/>
    </style:style>
    <style:style style:name="P14" style:family="paragraph">
      <style:paragraph-properties fo:text-align="center"/>
      <style:text-properties style:text-outline="true"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color="#ff0000" fo:font-family="Courier" style:font-family-generic="modern" style:font-pitch="fixed" fo:font-size="14pt" fo:font-weight="bold" style:font-size-asian="14pt" style:font-weight-asian="bold" style:font-size-complex="14pt" style:font-weight-complex="bold"/>
    </style:style>
    <style:style style:name="T4" style:family="text">
      <style:text-properties fo:color="#ff0000" fo:font-family="Courier" style:font-family-generic="modern" style:font-pitch="fixed" fo:font-size="14pt" fo:font-weight="normal" style:font-size-asian="14pt" style:font-weight-asian="normal" style:font-size-complex="14pt" style:font-weight-complex="normal"/>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font-family="Courier" style:font-family-generic="modern" style:font-pitch="fixed" fo:font-size="14pt" fo:font-weight="bold" style:font-size-asian="14pt" style:font-weight-asian="bold" style:font-size-complex="14pt" style:font-weight-complex="bold"/>
    </style:style>
    <style:style style:name="T7" style:family="text">
      <style:text-properties fo:color="#b80047" fo:font-family="Courier" style:font-family-generic="modern" style:font-pitch="fixed" fo:font-size="14pt" fo:font-weight="bold" style:font-size-asian="14pt" style:font-weight-asian="bold" style:font-size-complex="14pt" style:font-weight-complex="bold"/>
    </style:style>
    <style:style style:name="T8" style:family="text">
      <style:text-properties fo:font-family="Courier" style:font-family-generic="modern" style:font-pitch="fixed" fo:font-size="16pt" fo:font-weight="bold" style:font-size-asian="16pt" style:font-weight-asian="bold" style:font-size-complex="16pt" style:font-weight-complex="bold"/>
    </style:style>
    <style:style style:name="T9" style:family="text">
      <style:text-properties fo:font-family="Courier" style:font-family-generic="modern" style:font-pitch="fixed" fo:font-size="14pt" style:font-size-asian="14pt" style:font-size-complex="14pt"/>
    </style:style>
    <style:style style:name="T10" style:family="text">
      <style:text-properties fo:color="#6b0094" fo:font-family="Courier" style:font-family-generic="modern" style:font-pitch="fixed" fo:font-size="14pt" fo:font-weight="bold" style:font-size-asian="14pt" style:font-weight-asian="bold" style:font-size-complex="14pt" style:font-weight-complex="bold"/>
    </style:style>
    <style:style style:name="T11" style:family="text">
      <style:text-properties fo:color="#800080" fo:font-family="Courier" style:font-family-generic="modern" style:font-pitch="fixed" fo:font-size="14pt" fo:font-weight="bold" style:font-size-asian="14pt" style:font-weight-asian="bold" style:font-size-complex="14pt" style:font-weight-complex="bold"/>
    </style:style>
    <style:style style:name="T12" style:family="text">
      <style:text-properties fo:color="#000000" fo:font-size="12pt" fo:text-shadow="1pt 1pt" fo:font-weight="bold" style:font-size-asian="12pt" style:font-weight-asian="bold" style:font-size-complex="12pt" style:font-weight-complex="bold"/>
    </style:style>
    <style:style style:name="T13" style:family="text">
      <style:text-properties style:text-outline="true"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qatizen" xml:id="id4" draw:id="id4" draw:layer="layout" svg:width="5.366cm" svg:height="1.534cm" svg:x="1.652cm" svg:y="8.329cm">
          <draw:glue-point draw:id="4" svg:x="0.997cm" svg:y="5cm"/>
          <draw:glue-point draw:id="5" svg:x="-3.114cm" svg:y="-5cm"/>
          <draw:glue-point draw:id="6" svg:x="2.991cm" svg:y="-5cm"/>
          <text:p><text:span text:style-name="T1">qatizen/doc/testplans</text:span></text:p>
          <draw:enhanced-geometry svg:viewBox="0 0 21600 21600" draw:type="rectangle" draw:enhanced-path="M 0 0 L 21600 0 21600 21600 0 21600 0 0 Z N"/>
        </draw:custom-shape>
        <draw:custom-shape draw:style-name="qatizen" xml:id="id1" draw:id="id1" draw:layer="layout" svg:width="9.186cm" svg:height="1.534cm" svg:x="8.216cm" svg:y="8.346cm">
          <draw:glue-point draw:id="4" svg:x="-5cm" svg:y="5cm"/>
          <draw:glue-point draw:id="5" svg:x="4.297cm" svg:y="5cm"/>
          <draw:glue-point draw:id="6" svg:x="-0.699cm" svg:y="5cm"/>
          <draw:glue-point draw:id="7" svg:x="-3.219cm" svg:y="5cm"/>
          <draw:glue-point draw:id="8" svg:x="0.831cm" svg:y="-5cm"/>
          <draw:glue-point draw:id="9" svg:x="-3.705cm" svg:y="-5cm"/>
          <text:p><text:span text:style-name="T1">qatizen/db</text:span></text:p>
          <draw:enhanced-geometry svg:viewBox="0 0 21600 21600" draw:mirror-horizontal="false" draw:mirror-vertical="false" draw:type="rectangle" draw:enhanced-path="M 0 0 L 21600 0 21600 21600 0 21600 0 0 Z N"/>
        </draw:custom-shape>
        <draw:custom-shape draw:style-name="qatizen" xml:id="id17" draw:id="id17" draw:layer="layout" svg:width="5.398cm" svg:height="1.534cm" svg:x="18.501cm" svg:y="8.414cm">
          <draw:glue-point draw:id="4" svg:x="1.637cm" svg:y="5cm"/>
          <text:p><text:span text:style-name="T1">qatizen/flash</text:span></text:p>
          <draw:enhanced-geometry svg:viewBox="0 0 21600 21600" draw:mirror-horizontal="false" draw:mirror-vertical="false" draw:type="rectangle" draw:enhanced-path="M 0 0 L 21600 0 21600 21600 0 21600 0 0 Z N"/>
        </draw:custom-shape>
        <draw:custom-shape draw:style-name="qatizen" xml:id="id14" draw:id="id14" draw:layer="layout" svg:width="5.398cm" svg:height="1.534cm" svg:x="25.045cm" svg:y="8.245cm">
          <draw:glue-point draw:id="4" svg:x="-3.473cm" svg:y="5cm"/>
          <draw:glue-point draw:id="5" svg:x="4.118cm" svg:y="5cm"/>
          <draw:glue-point draw:id="6" svg:x="2.671cm" svg:y="-5cm"/>
          <draw:glue-point draw:id="7" svg:x="-3.023cm" svg:y="-5cm"/>
          <text:p><text:span text:style-name="T1">qatizen/buildimg</text:span></text:p>
          <draw:enhanced-geometry svg:viewBox="0 0 21600 21600" draw:type="rectangle" draw:enhanced-path="M 0 0 L 21600 0 21600 21600 0 21600 0 0 Z N"/>
        </draw:custom-shape>
        <draw:custom-shape draw:style-name="servers" xml:id="id20" draw:id="id20" draw:layer="layout" svg:width="5.03cm" svg:height="2.286cm" svg:x="28.361cm" svg:y="4.349cm">
          <text:p>Tizen RPM repo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servers" xml:id="id7" draw:id="id7" draw:layer="layout" svg:width="3.905cm" svg:height="2.286cm" svg:x="2.897cm" svg:y="20.064cm">
          <text:p>OTC Sha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5" draw:id="id5" draw:layer="layout" svg:width="3.338cm" svg:height="0.99cm" svg:x="3.201cm" svg:y="11.734cm">
          <draw:text-box>
            <text:p><text:span text:style-name="T2">Asciidoc TP</text:span></text:p>
          </draw:text-box>
        </draw:frame>
        <draw:frame draw:style-name="gr1" draw:text-style-name="P1" xml:id="id8" draw:id="id8" draw:layer="layout" svg:width="3.368cm" svg:height="0.99cm" svg:x="8.168cm" svg:y="11.759cm">
          <draw:text-box draw:corner-radius="9.015cm">
            <text:p><text:span text:style-name="T2">Asciidoc TC</text:span></text:p>
          </draw:text-box>
        </draw:frame>
        <draw:frame draw:style-name="gr1" draw:text-style-name="P1" xml:id="id3" draw:id="id3" draw:layer="layout" svg:width="3.465cm" svg:height="1.916cm" svg:x="15.025cm" svg:y="11.334cm">
          <draw:text-box>
            <text:p><text:span text:style-name="T2">XML testkit</text:span></text:p>
            <text:p><text:span text:style-name="T2">+ TC data</text:span></text:p>
            <text:p><text:span text:style-name="T2">+Cats recipe</text:span></text:p>
          </draw:text-box>
        </draw:frame>
        <draw:custom-shape draw:style-name="servers" xml:id="id9" draw:id="id9" draw:layer="layout" svg:width="5.229cm" svg:height="2.286cm" svg:x="8.279cm" svg:y="20.027cm">
          <draw:glue-point draw:id="4" svg:x="2.39cm" svg:y="-5cm"/>
          <text:p>Entreprise Test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servers" xml:id="id22" draw:id="id22" draw:layer="layout" svg:width="4.016cm" svg:height="2.286cm" svg:x="14.738cm" svg:y="20.05cm">
          <text:p>QA Repor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2.167cm" svg:y1="9.88cm" svg:x2="12.143cm" svg:y2="14.693cm" draw:start-shape="id1" draw:start-glue-point="6" draw:end-shape="id2" draw:end-glue-point="0" svg:d="m12167 9880-24 4813" svg:viewBox="0 0 25 4814">
          <text:p text:style-name="P2"><text:span text:style-name="T1"><text:s text:c="11"/></text:span></text:p>
          <text:p text:style-name="P2"><text:span text:style-name="T3"/></text:p>
          <text:p text:style-name="P2"><text:span text:style-name="T3"/></text:p>
          <text:p text:style-name="P2"><text:span text:style-name="T3"/></text:p>
          <text:p text:style-name="P2"><text:span text:style-name="T3">qaexport <text:s text:c="8"/></text:span></text:p>
        </draw:connector>
        <draw:connector draw:style-name="gr2" draw:text-style-name="P4" draw:layer="layout" draw:type="line" svg:x1="16.756cm" svg:y1="9.88cm" svg:x2="16.757cm" svg:y2="11.334cm" draw:start-shape="id1" draw:start-glue-point="5" draw:end-shape="id3" svg:d="m16756 9880 1 1454" svg:viewBox="0 0 2 1455">
          <text:p text:style-name="P2"><text:span text:style-name="T3"/></text:p>
          <text:p text:style-name="P2"><text:span text:style-name="T3">qamanager</text:span><text:span text:style-name="T4"> <text:s text:c="10"/></text:span></text:p>
        </draw:connector>
        <draw:connector draw:style-name="gr3" draw:text-style-name="P5" draw:layer="layout" draw:type="line" svg:x1="4.869cm" svg:y1="9.863cm" svg:x2="4.87cm" svg:y2="11.734cm" draw:start-shape="id4" draw:start-glue-point="4" draw:end-shape="id5" draw:end-glue-point="0" svg:d="m4869 9863 1 1871" svg:viewBox="0 0 2 1872">
          <text:p text:style-name="P2"><text:span text:style-name="T3"><text:s text:c="9"/></text:span></text:p>
        </draw:connector>
        <draw:frame draw:style-name="gr4" draw:text-style-name="P6" xml:id="id6" draw:id="id6" draw:layer="layout" svg:width="1.426cm" svg:height="1.671cm" svg:x="4.152cm" svg:y="14.131cm">
          <draw:image xlink:href="Pictures/20000001000011AC000011ACE298D30C.svg" xlink:type="simple" xlink:show="embed" xlink:actuate="onLoad">
            <text:p text:style-name="P2"><text:span text:style-name="T5">HTML</text:span></text:p>
            <text:p text:style-name="P2"><text:span text:style-name="T5">TP</text:span></text:p>
          </draw:image>
        </draw:frame>
        <draw:connector draw:style-name="gr5" draw:text-style-name="P5" draw:layer="layout" draw:type="line" svg:x1="4.87cm" svg:y1="12.724cm" svg:x2="4.865cm" svg:y2="14.131cm" draw:start-shape="id5" draw:start-glue-point="2" draw:end-shape="id6" draw:end-glue-point="0" svg:d="m4870 12724-5 1407" svg:viewBox="0 0 6 1408">
          <text:p text:style-name="P2"><text:span text:style-name="T3">asciidoc </text:span></text:p>
        </draw:connector>
        <draw:connector draw:style-name="gr2" draw:text-style-name="P2" draw:layer="layout" draw:type="line" svg:x1="4.865cm" svg:y1="15.802cm" svg:x2="4.849cm" svg:y2="20.064cm" draw:start-shape="id6" draw:start-glue-point="2" draw:end-shape="id7" svg:d="m4865 15802-16 4262" svg:viewBox="0 0 17 4263">
          <text:p text:style-name="P2"><text:s text:c="16"/></text:p>
          <text:p text:style-name="P2"><text:span text:style-name="T6"><text:s text:c="9"/></text:span><text:span text:style-name="T7">manual</text:span></text:p>
        </draw:connector>
        <draw:connector draw:style-name="gr6" draw:text-style-name="P2" draw:layer="layout" draw:type="line" svg:x1="8.168cm" svg:y1="12.254cm" svg:x2="6.539cm" svg:y2="12.229cm" draw:start-shape="id8" draw:start-glue-point="3" draw:end-shape="id5" draw:end-glue-point="1" svg:d="m8168 12254-1629-25" svg:viewBox="0 0 1630 26">
          <text:p/>
        </draw:connector>
        <draw:custom-shape draw:style-name="target" draw:text-style-name="P7" xml:id="id21" draw:id="id21" draw:layer="layout" svg:width="2.682cm" svg:height="1.677cm" svg:x="20.738cm" svg:y="14.83cm">
          <text:p><text:span text:style-name="T1">Target</text:span></text:p>
          <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2" draw:text-style-name="P5" draw:layer="layout" draw:type="line" svg:x1="12.143cm" svg:y1="16.364cm" svg:x2="12.142cm" svg:y2="20.027cm" draw:start-shape="id2" draw:start-glue-point="2" draw:end-shape="id9" draw:end-glue-point="4" svg:d="m12143 16364-1 3663" svg:viewBox="0 0 2 3664">
          <text:p text:style-name="P2"><text:span text:style-name="T7">manual</text:span><text:span text:style-name="T3"> <text:s text:c="7"/></text:span></text:p>
        </draw:connector>
        <draw:custom-shape draw:style-name="target" draw:text-style-name="P7" xml:id="id16" draw:id="id16" draw:layer="layout" svg:width="2.681cm" svg:height="1.676cm" svg:x="28.617cm" svg:y="14.845cm">
          <text:p><text:span text:style-name="T1">Target</text:span></text:p>
          <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cats" draw:text-style-name="P7" xml:id="id10" draw:id="id10" draw:layer="layout" svg:width="4.649cm" svg:height="2.591cm" svg:x="14.447cm" svg:y="14.364cm">
          <text:p><text:span text:style-name="T1">Cats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2" draw:layer="layout" draw:type="line" svg:x1="16.771cm" svg:y1="16.955cm" svg:x2="16.767cm" svg:y2="17.898cm" draw:start-shape="id10" draw:end-shape="id11" draw:end-glue-point="0" svg:d="m16771 16955-4 943" svg:viewBox="0 0 5 944">
          <text:p/>
        </draw:connector>
        <draw:connector draw:style-name="gr2" draw:text-style-name="P5" draw:layer="layout" draw:type="line" svg:x1="16.757cm" svg:y1="13.25cm" svg:x2="16.771cm" svg:y2="14.364cm" draw:start-shape="id3" draw:start-glue-point="2" draw:end-shape="id10" draw:end-glue-point="0" svg:d="m16757 13250 14 1114" svg:viewBox="0 0 15 1115">
          <text:p text:style-name="P2"><text:span text:style-name="T3"><text:s text:c="11"/></text:span></text:p>
        </draw:connector>
        <draw:connector draw:style-name="gr6" draw:text-style-name="P2" draw:layer="layout" draw:type="line" svg:x1="24.857cm" svg:y1="12.517cm" svg:x2="23.418cm" svg:y2="12.535cm" draw:start-shape="id12" draw:start-glue-point="3" draw:end-shape="id13" draw:end-glue-point="1" svg:d="m24857 12517-1439 18" svg:viewBox="0 0 1440 19">
          <text:p/>
        </draw:connector>
        <draw:connector draw:style-name="gr2" draw:text-style-name="P8" draw:layer="layout" draw:type="line" svg:x1="25.87cm" svg:y1="9.779cm" svg:x2="25.881cm" svg:y2="11.493cm" draw:start-shape="id14" draw:start-glue-point="4" draw:end-shape="id12" svg:d="m25870 9779 11 1714" svg:viewBox="0 0 12 1715">
          <text:p text:style-name="P2"><text:span text:style-name="T6"><text:s text:c="11"/></text:span><text:span text:style-name="T3">qabuildimg</text:span></text:p>
        </draw:connector>
        <draw:connector draw:style-name="gr6" draw:text-style-name="P2" draw:layer="layout" draw:type="line" svg:x1="29.966cm" svg:y1="9.779cm" svg:x2="29.967cm" svg:y2="11.468cm" draw:start-shape="id14" draw:start-glue-point="5" draw:end-shape="id15" draw:end-glue-point="0" svg:d="m29966 9779 1 1689" svg:viewBox="0 0 2 1690">
          <text:p/>
        </draw:connector>
        <draw:connector draw:style-name="gr6" draw:text-style-name="P2" draw:layer="layout" draw:type="line" svg:x1="29.967cm" svg:y1="13.516cm" svg:x2="29.957cm" svg:y2="14.845cm" draw:start-shape="id15" draw:start-glue-point="2" draw:end-shape="id16" draw:end-glue-point="0" svg:d="m29967 13516-10 1329" svg:viewBox="0 0 11 1330">
          <text:p/>
        </draw:connector>
        <draw:connector draw:style-name="gr6" draw:text-style-name="P2" draw:layer="layout" draw:type="line" svg:x1="22.083cm" svg:y1="9.948cm" svg:x2="22.084cm" svg:y2="11.71cm" draw:start-shape="id17" draw:start-glue-point="4" draw:end-shape="id13" svg:d="m22083 9948 1 1762" svg:viewBox="0 0 2 1763">
          <text:p/>
        </draw:connector>
        <draw:connector draw:style-name="gr2" draw:text-style-name="P10" draw:layer="layout" draw:type="line" svg:x1="9.405cm" svg:y1="6.027cm" svg:x2="9.406cm" svg:y2="8.346cm" draw:start-shape="id18" draw:start-glue-point="2" draw:end-shape="id1" draw:end-glue-point="9" svg:d="m9405 6027 1 2319" svg:viewBox="0 0 2 2320">
          <text:p text:style-name="P9"><text:span text:style-name="T8"><text:s text:c="9"/></text:span><text:span text:style-name="T3">qaimport</text:span></text:p>
        </draw:connector>
        <draw:frame draw:style-name="gr7" xml:id="id19" draw:id="id19" draw:layer="layout" svg:width="2.249cm" svg:height="1.09cm" svg:x="12.449cm" svg:y="4.864cm">
          <draw:text-box draw:corner-radius="9.015cm">
            <text:p>Web UI</text:p>
          </draw:text-box>
        </draw:frame>
        <draw:connector draw:style-name="gr2" draw:text-style-name="P11" draw:layer="layout" draw:type="line" svg:x1="13.573cm" svg:y1="5.954cm" svg:x2="13.572cm" svg:y2="8.346cm" draw:start-shape="id19" draw:start-glue-point="2" draw:end-shape="id1" draw:end-glue-point="8" svg:d="m13573 5954-1 2392" svg:viewBox="0 0 2 2393">
          <text:p text:style-name="P2"><text:span text:style-name="T9"><text:s text:c="9"/></text:span><text:span text:style-name="T3">tcbrowse</text:span></text:p>
        </draw:connector>
        <draw:connector draw:style-name="gr6" draw:text-style-name="P2" draw:layer="layout" draw:type="line" svg:x1="30.876cm" svg:y1="6.635cm" svg:x2="29.185cm" svg:y2="8.245cm" draw:start-shape="id20" draw:start-glue-point="2" draw:end-shape="id14" draw:end-glue-point="6" svg:d="m30876 6635-1691 1610" svg:viewBox="0 0 1692 1611">
          <text:p/>
        </draw:connector>
        <draw:connector draw:style-name="gr8" draw:text-style-name="P11" draw:layer="layout" draw:type="line" svg:x1="19.096cm" svg:y1="15.659cm" svg:x2="20.738cm" svg:y2="15.669cm" draw:start-shape="id10" draw:start-glue-point="1" draw:end-shape="id21" draw:end-glue-point="5" svg:d="m19096 15659 1642 10" svg:viewBox="0 0 1643 11">
          <text:p text:style-name="P2"><text:span text:style-name="T9"/></text:p>
          <text:p text:style-name="P2"><text:span text:style-name="T3"/></text:p>
          <text:p text:style-name="P2"><text:span text:style-name="T10"/></text:p>
        </draw:connector>
        <draw:frame draw:style-name="gr1" draw:text-style-name="P1" xml:id="id11" draw:id="id11" draw:layer="layout" svg:width="3.025cm" svg:height="0.99cm" svg:x="15.255cm" svg:y="17.898cm">
          <draw:text-box draw:corner-radius="9.015cm">
            <text:p><text:span text:style-name="T2">XML result</text:span></text:p>
          </draw:text-box>
        </draw:frame>
        <draw:connector draw:style-name="gr2" draw:text-style-name="P11" draw:layer="layout" draw:type="line" svg:x1="16.767cm" svg:y1="18.888cm" svg:x2="16.746cm" svg:y2="20.05cm" draw:start-shape="id11" draw:start-glue-point="2" draw:end-shape="id22" draw:end-glue-point="0" svg:d="m16767 18888-21 1162" svg:viewBox="0 0 22 1163">
          <text:p text:style-name="P2"><text:span text:style-name="T9"><text:s text:c="19"/></text:span><text:span text:style-name="T11"><text:s/></text:span><text:span text:style-name="T11">cats report plugin</text:span></text:p>
        </draw:connector>
        <draw:connector draw:style-name="gr2" draw:text-style-name="P8" draw:layer="layout" draw:type="line" svg:x1="9.853cm" svg:y1="9.88cm" svg:x2="9.852cm" svg:y2="11.759cm" draw:start-shape="id1" draw:start-glue-point="7" draw:end-shape="id8" draw:end-glue-point="0" svg:d="m9853 9880-1 1879" svg:viewBox="0 0 2 1880">
          <text:p text:style-name="P2"><text:span text:style-name="T3">qaexport</text:span><text:span text:style-name="T6"> <text:s text:c="9"/></text:span></text:p>
        </draw:connector>
        <draw:custom-shape draw:style-name="target" draw:text-style-name="P7" draw:layer="layout" svg:width="1.48cm" svg:height="0.925cm" svg:x="27.409cm" svg:y="25.213cm">
          <text:p/>
          <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servers" draw:layer="layout" svg:width="1.306cm" svg:height="0.743cm" svg:x="27.498cm" svg:y="24.1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qatizen" draw:layer="layout" svg:width="1.296cm" svg:height="0.801cm" svg:x="27.485cm" svg:y="21.883cm">
          <draw:glue-point draw:id="4" svg:x="2.831cm" svg:y="5.006cm"/>
          <text:p/>
          <draw:enhanced-geometry svg:viewBox="0 0 21600 21600" draw:mirror-horizontal="false" draw:mirror-vertical="false" draw:type="rectangle" draw:enhanced-path="M 0 0 L 21600 0 21600 21600 0 21600 0 0 Z N"/>
        </draw:custom-shape>
        <draw:frame draw:style-name="gr1" draw:layer="layout" svg:width="2.767cm" svg:height="0.99cm" svg:x="29.16cm" svg:y="21.845cm">
          <draw:text-box draw:corner-radius="9.015cm">
            <text:p>qatizen git</text:p>
          </draw:text-box>
        </draw:frame>
        <draw:frame draw:style-name="gr1" draw:layer="layout" svg:width="3.812cm" svg:height="0.99cm" svg:x="29.241cm" svg:y="24.045cm">
          <draw:text-box draw:corner-radius="9.015cm">
            <text:p>remote servers</text:p>
          </draw:text-box>
        </draw:frame>
        <draw:frame draw:style-name="gr1" draw:layer="layout" svg:width="3.347cm" svg:height="0.99cm" svg:x="29.28cm" svg:y="25.145cm">
          <draw:text-box draw:corner-radius="9.015cm">
            <text:p>target device</text:p>
          </draw:text-box>
        </draw:frame>
        <draw:custom-shape draw:style-name="cats" draw:text-style-name="P7" draw:layer="layout" svg:width="1.316cm" svg:height="0.734cm" svg:x="27.476cm" svg:y="23.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3.042cm" svg:height="0.99cm" svg:x="29.225cm" svg:y="22.945cm">
          <draw:text-box draw:corner-radius="9.015cm">
            <text:p>local server</text:p>
          </draw:text-box>
        </draw:frame>
        <draw:connector draw:style-name="gr2" draw:text-style-name="P5" draw:layer="layout" draw:type="line" svg:x1="24.067cm" svg:y1="6.649cm" svg:x2="26.113cm" svg:y2="8.245cm" draw:start-shape="id23" draw:start-glue-point="2" draw:end-shape="id14" draw:end-glue-point="7" svg:d="m24067 6649 2046 1596" svg:viewBox="0 0 2047 1597">
          <text:p text:style-name="P2"><text:span text:style-name="T3"><text:s text:c="10"/></text:span></text:p>
        </draw:connector>
        <draw:frame draw:style-name="gr4" draw:text-style-name="P12" xml:id="id2" draw:id="id2" draw:layer="layout" svg:width="1.426cm" svg:height="1.671cm" svg:x="11.43cm" svg:y="14.693cm">
          <draw:image xlink:href="Pictures/20000001000011AC000011ACE298D30C.svg" xlink:type="simple" xlink:show="embed" xlink:actuate="onLoad">
            <text:p text:style-name="P2"><text:span text:style-name="T12">CSV</text:span></text:p>
            <text:p text:style-name="P2"><text:span text:style-name="T12">TC</text:span></text:p>
          </draw:image>
        </draw:frame>
        <draw:frame draw:style-name="gr4" draw:text-style-name="P6" xml:id="id18" draw:id="id18" draw:layer="layout" svg:width="1.426cm" svg:height="1.671cm" svg:x="8.692cm" svg:y="4.356cm">
          <draw:image xlink:href="Pictures/20000001000011AC000011ACE298D30C.svg" xlink:type="simple" xlink:show="embed" xlink:actuate="onLoad">
            <text:p text:style-name="P2"><text:span text:style-name="T5">CSV</text:span></text:p>
            <text:p text:style-name="P2"><text:span text:style-name="T5">TC</text:span></text:p>
          </draw:image>
        </draw:frame>
        <draw:frame draw:style-name="gr4" draw:text-style-name="P13" xml:id="id12" draw:id="id12" draw:layer="layout" svg:width="2.048cm" svg:height="2.048cm" svg:x="24.857cm" svg:y="11.493cm">
          <draw:image xlink:href="Pictures/2000000100000D3B00000D3BACFFF109.svg" xlink:type="simple" xlink:show="embed" xlink:actuate="onLoad">
            <text:p text:style-name="P2"><text:span text:style-name="T13">RAW </text:span></text:p>
            <text:p text:style-name="P2"><text:span text:style-name="T13">img</text:span></text:p>
          </draw:image>
        </draw:frame>
        <draw:frame draw:style-name="gr4" draw:text-style-name="P14" xml:id="id15" draw:id="id15" draw:layer="layout" svg:width="2.048cm" svg:height="2.048cm" svg:x="28.943cm" svg:y="11.468cm">
          <draw:image xlink:href="Pictures/2000000100000D3B00000D3BACFFF109.svg" xlink:type="simple" xlink:show="embed" xlink:actuate="onLoad">
            <text:p text:style-name="P2"><text:span text:style-name="T13">USB </text:span></text:p>
            <text:p text:style-name="P2"><text:span text:style-name="T13">img</text:span></text:p>
          </draw:image>
        </draw:frame>
        <draw:connector draw:style-name="gr2" draw:text-style-name="P5" draw:layer="layout" draw:type="line" svg:x1="22.084cm" svg:y1="13.361cm" svg:x2="22.079cm" svg:y2="14.83cm" draw:start-shape="id13" draw:start-glue-point="2" draw:end-shape="id21" draw:end-glue-point="0" svg:d="m22084 13361-5 1469" svg:viewBox="0 0 6 1470">
          <text:p text:style-name="P2"><text:span text:style-name="T3"><text:s text:c="8"/></text:span></text:p>
          <text:p text:style-name="P2"><text:span text:style-name="T3"><text:s text:c="10"/></text:span></text:p>
          <text:p text:style-name="P2"><text:span text:style-name="T3"><text:s text:c="14"/></text:span><text:span text:style-name="T3">qatarget</text:span></text:p>
        </draw:connector>
        <draw:custom-shape draw:style-name="cats" draw:text-style-name="P7" xml:id="id13" draw:id="id13" draw:layer="layout" svg:width="2.667cm" svg:height="1.651cm" svg:x="20.751cm" svg:y="11.71cm">
          <text:p><text:span text:style-name="T1">Flash</text:span><text:span text:style-name="T1"><text:line-break/></text:span><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qatizen" xml:id="id23" draw:id="id23" draw:layer="layout" svg:width="5.807cm" svg:height="2.23cm" svg:x="21.164cm" svg:y="4.419cm">
          <draw:glue-point draw:id="4" svg:x="2.517cm" svg:y="5cm"/>
          <text:p><text:span text:style-name="T1">qatizen/buildimg/repo</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1.524cm" svg:height="0.838cm" svg:x="27.493cm" svg:y="26.75cm">
          <text:p/>
          <draw:enhanced-geometry svg:viewBox="0 0 21600 21600" draw:type="rectangle" draw:enhanced-path="M 0 0 L 21600 0 21600 21600 0 21600 0 0 Z N"/>
        </draw:custom-shape>
        <draw:frame draw:style-name="gr1" draw:layer="layout" svg:width="3.787cm" svg:height="0.99cm" svg:x="29.263cm" svg:y="26.545cm">
          <draw:text-box draw:corner-radius="9.015cm">
            <text:p>automated test</text:p>
          </draw:text-box>
        </draw:frame>
        <draw:custom-shape draw:style-name="target" draw:text-style-name="P7" xml:id="id24" draw:id="id24" draw:layer="layout" svg:width="2.681cm" svg:height="1.676cm" svg:x="25.113cm" svg:y="14.839cm">
          <text:p><text:span text:style-name="T1">Target</text:span></text:p>
          <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6" draw:text-style-name="P2" draw:layer="layout" draw:type="line" svg:x1="22.084cm" svg:y1="13.361cm" svg:x2="26.453cm" svg:y2="14.839cm" draw:start-shape="id13" draw:start-glue-point="2" draw:end-shape="id24" draw:end-glue-point="0" svg:d="m22084 13361 4369 1478" svg:viewBox="0 0 4370 1479">
          <text:p/>
        </draw:connector>
        <draw:path draw:style-name="gr10" draw:text-style-name="P2" draw:layer="layout" svg:width="19.413cm" svg:height="23.032cm" draw:transform="rotate (2.9236010300157) translate (30.0203035484011cm 26.367940720371cm)" svg:viewBox="0 0 19414 23033" svg:d="m11756 20696c353 3 721-13 1047-164 311-144 639-248 987-286 350-39 689-153 1033-229 347-77 696-166 1005-358 320-198 811-178 1001-527 181-333 8-742-75-1101-82-358 50-728 30-1090-18-332-68-661-118-991-61-406 237-776 632-817 351-37 694-138 1033-229 331-88 742-39 980-318 290-340-137-622 5-1051 105-318-68-659-54-1005 14-364-145-705-172-1080-25-354-69-705-132-1054-59-329-90-654-182-977-97-340-93-697-99-1061-6-341-149-665-254-994-103-324-149-668-222-1001-73-334-33-692-189-1009-157-317-257-662-326-1011-68-345-161-688-229-1033-63-327-239-623-312-948-82-363-335-621-447-951-113-332-252-643-352-972-130-431-631-399-974-427-353-29-697-3-1038 60-354 64-693 47-1054 132-346 81-692 143-1040 196-352 55-694 132-1027 262-336 131-629 364-990 422-348 55-685 172-1033 229-326 52-640 141-963 247-374 122-655 453-624 850 29 355 95 701 261 1025 156 305 273 644 287 988 14 356 187 656 221 1001 35 343 219 651 254 993 36 348 385 802 29 1044-365 248-564 628-525 997 36 343 96 680 157 1016s118 676 222 1001c105 329 106 809-338 921-323 82-633 207-962 247-346 43-699 102-986 287-311 199-772 233-822 723-37 363-1 723 100 1062 98 331 189 666 350 973s222 655 351 972c130 322 153 667 287 987 153 363 125 845-159 1118-256 247-603 384-937 513-330 128-678 205-1026 261-338 55-689 79-1001 222-315 144-633 293-972 350-353 61-629 231-987 288-359 57-704 142-1044 332-359 201-403 593-337 922 67 340 172 665 286 987 121 346 123 725 268 1058 179 414 718 364 1076 269 332-87 661-186 1000-221 345-36 654-202 995-254 338-52 666-145 1008-190 338-44 672-134 1001-221 333-89 674-121 1015-157 343-36 672-131 1009-189 357-62 644-282 1011-327 361-44 712-158 1065-236 324-72 647-148 970-215 335-68 663-175 1008-189v0z">
          <text:p/>
        </draw:path>
        <draw:frame draw:style-name="gr11" draw:text-style-name="P2" draw:layer="layout" svg:width="1.989cm" svg:height="2.034cm" svg:x="29.727cm" svg:y="1.609cm">
          <draw:image xlink:href="Pictures/20000001000004F6000004F61E55F9ED.svg" xlink:type="simple" xlink:show="embed" xlink:actuate="onLoad">
            <text:p/>
          </draw:image>
        </draw:frame>
        <draw:line draw:style-name="gr12" draw:text-style-name="P2" draw:layer="layout" svg:x1="27.441cm" svg:y1="21.211cm" svg:x2="28.789cm" svg:y2="21.211cm">
          <text:p/>
        </draw:line>
        <draw:line draw:style-name="gr13" draw:text-style-name="P2" draw:layer="layout" svg:x1="27.441cm" svg:y1="20.111cm" svg:x2="28.79cm" svg:y2="20.111cm">
          <text:p/>
        </draw:line>
        <draw:frame draw:style-name="gr1" draw:layer="layout" svg:width="5.298cm" svg:height="0.99cm" svg:x="29.204cm" svg:y="20.645cm">
          <draw:text-box draw:corner-radius="9.015cm">
            <text:p>generated documents</text:p>
          </draw:text-box>
        </draw:frame>
        <draw:frame draw:style-name="gr1" draw:layer="layout" svg:width="3.453cm" svg:height="0.99cm" svg:x="29.23cm" svg:y="19.545cm">
          <draw:text-box draw:corner-radius="9.015cm">
            <text:p>manual steps</text:p>
          </draw:text-box>
        </draw:frame>
        <draw:line draw:style-name="gr14" draw:text-style-name="P2" draw:layer="layout" svg:x1="27.442cm" svg:y1="19.111cm" svg:x2="28.791cm" svg:y2="19.111cm">
          <text:p/>
        </draw:line>
        <draw:frame draw:style-name="gr1" draw:layer="layout" svg:width="1.941cm" svg:height="0.99cm" svg:x="29.284cm" svg:y="18.545cm">
          <draw:text-box draw:corner-radius="9.015cm">
            <text:p>script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stroke-dash="Dash_20_2" draw:fill="none" draw:fill-gradient-name="Gradient_20_8" draw:fill-hatch-name="Hatching_20_1" draw:fill-image-name="Bitmape_20_1" draw:fill-image-width="0cm" draw:fill-image-height="0cm" draw:textarea-vertical-align="middle" draw:auto-grow-width="true" draw:shadow-offset-x="0.203cm" draw:shadow-offset-y="0.203cm"/>
      <style:text-properties fo:font-size="14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rvers" style:family="graphic" style:parent-style-name="standard">
      <style:graphic-properties draw:stroke-dash="Dash_20_2" svg:stroke-width="0.152cm" svg:stroke-color="#ff6633" draw:marker-start-width="0.432cm" draw:marker-end-width="0.432cm" draw:fill-color="#ffcc99" draw:fill-gradient-name="Gradient_20_8" draw:fill-hatch-name="Hatching_20_1" draw:fill-image-name="Bitmape_20_1" draw:fill-image-width="0cm" draw:fill-image-height="0cm" draw:textarea-horizontal-align="justify" draw:textarea-vertical-align="middle" draw:auto-grow-height="false" draw:shadow-offset-x="0.203cm" draw:shadow-offset-y="0.203cm"/>
      <style:paragraph-properties fo:text-align="center"/>
      <style:text-properties fo:font-size="16pt" fo:font-weight="bold"/>
    </style:style>
    <style:style style:name="qatizen" style:family="graphic" style:parent-style-name="servers">
      <style:graphic-properties svg:stroke-color="#0099ff" draw:fill-color="#cfe7f5"/>
    </style:style>
    <style:style style:name="target" style:family="graphic" style:parent-style-name="standard">
      <style:graphic-properties draw:stroke-dash="Dash_20_2" svg:stroke-width="0.102cm" svg:stroke-color="#7ac142" draw:marker-start-width="0.356cm" draw:marker-end-width="0.356cm" draw:fill-color="#ebf6dc" draw:fill-gradient-name="Gradient_20_8" draw:fill-hatch-name="Hatching_20_1" draw:fill-image-name="Bitmape_20_1" draw:fill-image-width="0cm" draw:fill-image-height="0cm" draw:textarea-horizontal-align="justify" draw:textarea-vertical-align="middle" draw:auto-grow-height="false"/>
      <style:paragraph-properties fo:text-align="center"/>
    </style:style>
    <style:style style:name="cats" style:family="graphic" style:parent-style-name="servers">
      <style:graphic-properties svg:stroke-color="#ffdd00" draw:fill-color="#ffffcc"/>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4-10T17:10:57</meta:creation-date>
    <meta:editing-duration>P2DT5H31M53S</meta:editing-duration>
    <meta:editing-cycles>33</meta:editing-cycles>
    <meta:generator>LibreOffice/3.6$Linux_X86_64 LibreOffice_project/360m1$Build-304</meta:generator>
    <meta:initial-creator>zingile </meta:initial-creator>
    <dc:date>2013-04-26T16:01:51</dc:date>
    <dc:creator>zingile </dc:creator>
    <meta:document-statistic meta:object-count="65"/>
  </office:meta>
</office:document-meta>
</file>